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loext:graphic-properties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Spark streaming </text:p>
          </draw:text-box>
        </draw:frame>
        <draw:frame presentation:style-name="pr2" draw:text-style-name="P1" draw:layer="layout" svg:width="25.199cm" svg:height="12.179cm" svg:x="1.4cm" svg:y="4.914cm" presentation:class="subtitle" presentation:placeholder="true" presentation:user-transformed="true">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Spark Streaming is an extension of the core Spark API that enables scalable, high-throughput, fault-tolerant stream processing of live data streams. Data can be ingested from many sources like Kafka, Flume, Kinesis, or TCP sockets, and can be processed using complex algorithms expressed with high-level functions like map, reduce, join and window. </text:p>
              </text:list-item>
              <text:list-item>
                <text:p>Finally, processed data can be pushed out to filesystems, databases, and live dashboards. In fact, you can apply Spark’s machine learning and graph processing algorithms on data streams.</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Spark Streaming provides a high-level abstraction called discretized stream or DStream, which represents a continuous stream of data. DStreams can be created either from input data streams from sources such as Kafka, Flume, and Kinesis, or by applying high-level operations on other DStreams. Internally, a DStream is represented as a sequence of RDDs.</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flatMap is a one-to-many DStream operation that creates a new DStream by generating multiple new records from each record in the source DStream. In this case, each line will be split into multiple words and the stream of words is represented as the words DStream. Next, we want to count these words.</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user-transformed="true">
          <draw:text-box>
            <text:list text:style-name="L2">
              <text:list-item>
                <text:p>After a context is defined, you have to do the following.</text:p>
              </text:list-item>
              <text:list-item>
                <text:p/>
              </text:list-item>
              <text:list-item>
                <text:p><text:s text:c="4"/>Define the input sources by creating input DStreams.</text:p>
              </text:list-item>
              <text:list-item>
                <text:p><text:s text:c="4"/>Define the streaming computations by applying transformation and output operations to DStreams.</text:p>
              </text:list-item>
              <text:list-item>
                <text:p><text:s text:c="4"/>Start receiving data and processing it using streamingContext.start().</text:p>
              </text:list-item>
              <text:list-item>
                <text:p><text:s text:c="4"/>Wait for the processing to be stopped (manually or due to any error) using streamingContext.awaitTermination().</text:p>
              </text:list-item>
              <text:list-item>
                <text:p><text:s text:c="4"/>The processing can be manually stopped using streamingContext.stop().</text:p>
              </text:list-item>
              <text:list-item>
                <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Discretized Stream or DStream is the basic abstraction provided by Spark Streaming. It represents a continuous stream of data, either the input data stream received from source, or the processed data stream generated by transforming the input stream. Internally, a DStream is represented by a continuous series of RDDs, which is Spark’s abstraction of an immutable, distributed dataset </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user-transformed="true">
          <draw:text-box>
            <text:list text:style-name="L2">
              <text:list-item>
                <text:p>Input DStreams are DStreams representing the stream of input data received from streaming sources. In the quick example, lines was an input DStream as it represented the stream of data received from the netcat server. Every input DStream (except file stream, discussed later in this section) is associated with a Receiver (Scala doc, Java doc) object which receives the data from a source and stores it in Spark’s memory for processing.</text:p>
              </text:list-item>
              <text:list-item>
                <text:p/>
              </text:list-item>
              <text:list-item>
                <text:p>Spark Streaming provides two categories of built-in streaming sources.</text:p>
              </text:list-item>
              <text:list-item>
                <text:p/>
              </text:list-item>
              <text:list-item>
                <text:p><text:s text:c="4"/>Basic sources: Sources directly available in the StreamingContext API. Examples: file systems, and socket connections.</text:p>
              </text:list-item>
              <text:list-item>
                <text:p><text:s text:c="4"/>Advanced sources: Sources like Kafka, Flume, Kinesis, etc. are available through extra utility classes. These require linking against extra dependencies as discussed in the linking section.</text:p>
              </text:list-item>
              <text:list-item>
                <text:p/>
              </text:list-item>
              <text:list-item>
                <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This will create multiple receivers which will simultaneously receive multiple data streams. But note that a Spark worker/executor is a long-running task, hence it occupies one of the cores allocated to the Spark Streaming application. Therefore, it is important to remember that a Spark Streaming application needs to be allocated enough cores (or threads, if running locally) to process the received data, as well as to run the receiver(s)</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user-transformed="true">
          <draw:text-box>
            <text:list text:style-name="L2">
              <text:list-item>
                <text:p/>
              </text:list-item>
              <text:list-item>
                <text:p/>
              </text:list-item>
              <text:list-item>
                <text:p><text:s text:c="4"/>When running a Spark Streaming program locally, do not use “local” or “local[1]” as the master URL. Either of these means that only one thread will be used for running tasks locally. If you are using an input DStream based on a receiver (e.g. sockets, Kafka, Flume, etc.), then the single thread will be used to run the receiver, leaving no thread for processing the received data. Hence, when running locally, always use “local[n]” as the master URL, where n &gt; number of receivers to run (see Spark Properties for information on how to set the master).</text:p>
              </text:list-item>
              <text:list-item>
                <text:p/>
              </text:list-item>
              <text:list-item>
                <text:p><text:s text:c="4"/>Extending the logic to running on a cluster, the number of cores allocated to the Spark Streaming application must be more than the number of receivers. Otherwise the system will receive data, but not be able to process it.</text:p>
              </text:list-item>
              <text:list-item>
                <text:p/>
              </text:list-item>
              <text:list-item>
                <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Queue of RDDs as a Stream: For testing a Spark Streaming application with test data, one can also create a DStream based on a queue of RDDs, using streamingContext.queueStream(queueOfRDDs). Each RDD pushed into the queue will be treated as a batch of data in the DStream, and processed like a stream.</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user-transformed="true">
          <draw:text-box>
            <text:list text:style-name="L2">
              <text:list-item>
                <text:p/>
              </text:list-item>
              <text:list-item>
                <text:p/>
              </text:list-item>
              <text:list-item>
                <text:p>windowedStream1 = stream1.window(20)</text:p>
              </text:list-item>
              <text:list-item>
                <text:p>windowedStream2 = stream2.window(60)</text:p>
              </text:list-item>
              <text:list-item>
                <text:p>joinedStream = windowedStream1.join(windowedStream2)</text:p>
              </text:list-item>
              <text:list-item>
                <text:p/>
              </text:list-item>
              <text:list-item>
                <text:p/>
              </text:list-item>
            </text:list>
          </draw:text-box>
        </draw:frame>
        <presentation:notes draw:style-name="dp2">
          <draw:page-thumbnail draw:style-name="gr1"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Checkpointing</text:p>
              </text:list-item>
              <text:list-item>
                <text:p/>
              </text:list-item>
              <text:list-item>
                <text:p>A streaming application must operate 24/7 and hence must be resilient to failures unrelated to the application logic (e.g., system failures, JVM crashes, etc.). For this to be possible, Spark Streaming needs to checkpoint enough information to a fault- tolerant storage system such that it can recover from failures. There are two types of data that are checkpointed.</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user-transformed="true">
          <draw:text-box>
            <text:list text:style-name="L2">
              <text:list-item>
                <text:p>Metadata checkpointing - Saving of the information defining the streaming computation to fault-tolerant storage like HDFS. This is used to recover from failure of the node running the driver of the streaming application (discussed in detail later). Metadata includes:</text:p>
              </text:list-item>
              <text:list-item>
                <text:p/>
              </text:list-item>
              <text:list-item>
                <text:p><text:s text:c="4"/>Configuration - The configuration that was used to create the streaming application.</text:p>
              </text:list-item>
              <text:list-item>
                <text:p><text:s text:c="4"/>DStream operations - The set of DStream operations that define the streaming application.</text:p>
              </text:list-item>
              <text:list-item>
                <text:p><text:s text:c="4"/>Incomplete batches - Batches whose jobs are queued but have not completed yet.</text:p>
              </text:list-item>
              <text:list-item>
                <text:p/>
              </text:list-item>
              <text:list-item>
                <text:p/>
              </text:list-item>
            </text:list>
          </draw:text-box>
        </draw:frame>
        <presentation:notes draw:style-name="dp2">
          <draw:page-thumbnail draw:style-name="gr1" draw:layer="layout" svg:width="14.848cm" svg:height="11.136cm" svg:x="3.075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Data checkpointing - Saving of the generated RDDs to reliable storage. This is necessary in some stateful transformations that combine data across multiple batches. In such transformations, the generated RDDs depend on RDDs of previous batches, which causes the length of the dependency chain to keep increasing with time. To avoid such unbounded increases in recovery time (proportional to dependency chain), intermediate RDDs of stateful transformations are periodically checkpointed to reliable storage (e.g. HDFS) to cut off the dependency chains.</text:p>
              </text:list-item>
            </text:list>
          </draw:text-box>
        </draw:frame>
        <presentation:notes draw:style-name="dp2">
          <draw:page-thumbnail draw:style-name="gr1" draw:layer="layout" svg:width="14.848cm" svg:height="11.136cm" svg:x="3.075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Checkpointing can be enabled by setting a directory in a fault-tolerant, reliable file system (e.g., HDFS, S3, etc.) to which the checkpoint information will be saved. This is done by using streamingContext.checkpoint(checkpointDirectory). This will allow you to use the aforementioned stateful transformations. Additionally, if you want to make the application recover from driver failures, you should rewrite your streaming application to have the following behavior.</text:p>
              </text:list-item>
              <text:list-item>
                <text:p/>
              </text:list-item>
              <text:list-item>
                <text:p><text:s text:c="4"/>When the program is being started for the first time, it will create a new StreamingContext, set up all the streams and then call start().</text:p>
              </text:list-item>
              <text:list-item>
                <text:p><text:s text:c="4"/>When the program is being restarted after failure, it will re-create a StreamingContext from the checkpoint data in the checkpoint directory.</text:p>
              </text:list-item>
              <text:list-item>
                <text:p/>
              </text:list-item>
            </text:list>
          </draw:text-box>
        </draw:frame>
        <presentation:notes draw:style-name="dp2">
          <draw:page-thumbnail draw:style-name="gr1" draw:layer="layout" svg:width="14.848cm" svg:height="11.136cm" svg:x="3.075cm" svg:y="2.257cm" draw:page-number="15"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5-23T19:22:33.983258811</meta:creation-date>
    <dc:date>2017-05-23T19:33:37.281632351</dc:date>
    <meta:editing-duration>PT52S</meta:editing-duration>
    <meta:editing-cycles>1</meta:editing-cycles>
    <meta:document-statistic meta:object-count="81"/>
    <meta:generator>LibreOffice/5.1.6.2$Linux_X86_64 LibreOffice_project/10m0$Build-2</meta:generator>
  </office:meta>
</office:document-meta>
</file>